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4e2" officeooo:paragraph-rsid="00040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0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0-14T21:38:24.310000000</dc:date>
    <meta:editing-duration>PT1M</meta:editing-duration>
    <meta:editing-cycles>3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